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2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wrzenie drzewa" table:style-name="ta1">
        <table:shapes>
          <draw:frame draw:z-index="0" draw:style-name="gr1" draw:text-style-name="P1" svg:width="310.97mm" svg:height="195.23mm" svg:x="165.98mm" svg:y="1.06mm">
            <loext:p draw:notify-on-update-of-ranges="'Towrzenie drzewa'.B1:'Towrzenie drzewa'.B1 'Towrzenie drzewa'.B2:'Towrzenie drzewa'.B51 'Towrzenie drzewa'.A2:'Towrzenie drzewa'.A51 'Towrzenie drzewa'.C1:'Towrzenie drzewa'.C1 'Towrzenie drzewa'.C2:'Towrzenie drzewa'.C51 'Towrzenie drzewa'.A2:'Towrzenie drzewa'.A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zmiar drzewa</text:p>
          </table:table-cell>
          <table:table-cell office:value-type="string" calcext:value-type="string">
            <text:p>długość tworzenia CPU</text:p>
          </table:table-cell>
          <table:table-cell office:value-type="string" calcext:value-type="string">
            <text:p>długość tworzenia GPU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2" calcext:value-type="float">
            <text:p>362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79" calcext:value-type="float">
            <text:p>679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60" calcext:value-type="float">
            <text:p>1060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352" calcext:value-type="float">
            <text:p>1352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621" calcext:value-type="float">
            <text:p>1621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919" calcext:value-type="float">
            <text:p>1919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348" calcext:value-type="float">
            <text:p>2348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646" calcext:value-type="float">
            <text:p>2646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125" calcext:value-type="float">
            <text:p>3125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636" calcext:value-type="float">
            <text:p>3636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4291" calcext:value-type="float">
            <text:p>4291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841" calcext:value-type="float">
            <text:p>4841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5449" calcext:value-type="float">
            <text:p>5449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5948" calcext:value-type="float">
            <text:p>5948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6841" calcext:value-type="float">
            <text:p>6841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7841" calcext:value-type="float">
            <text:p>7841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8151" calcext:value-type="float">
            <text:p>8151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7682" calcext:value-type="float">
            <text:p>7682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312" calcext:value-type="float">
            <text:p>8312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8661" calcext:value-type="float">
            <text:p>8661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9072" calcext:value-type="float">
            <text:p>9072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0083" calcext:value-type="float">
            <text:p>10083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1722" calcext:value-type="float">
            <text:p>11722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0514" calcext:value-type="float">
            <text:p>10514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0929" calcext:value-type="float">
            <text:p>10929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1397" calcext:value-type="float">
            <text:p>11397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2172" calcext:value-type="float">
            <text:p>12172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3043" calcext:value-type="float">
            <text:p>13043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3938" calcext:value-type="float">
            <text:p>13938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4475" calcext:value-type="float">
            <text:p>14475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6101" calcext:value-type="float">
            <text:p>16101</text:p>
          </table:table-cell>
          <table:table-cell office:value-type="float" office:value="8701" calcext:value-type="float">
            <text:p>8701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7340" calcext:value-type="float">
            <text:p>17340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7264" calcext:value-type="float">
            <text:p>17264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9123" calcext:value-type="float">
            <text:p>19123</text:p>
          </table:table-cell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9721" calcext:value-type="float">
            <text:p>19721</text:p>
          </table:table-cell>
          <table:table-cell office:value-type="float" office:value="9771" calcext:value-type="float">
            <text:p>9771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22100" calcext:value-type="float">
            <text:p>22100</text:p>
          </table:table-cell>
          <table:table-cell office:value-type="float" office:value="10163" calcext:value-type="float">
            <text:p>1016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2757" calcext:value-type="float">
            <text:p>22757</text:p>
          </table:table-cell>
          <table:table-cell office:value-type="float" office:value="10170" calcext:value-type="float">
            <text:p>10170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23273" calcext:value-type="float">
            <text:p>23273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24028" calcext:value-type="float">
            <text:p>24028</text:p>
          </table:table-cell>
          <table:table-cell office:value-type="float" office:value="10681" calcext:value-type="float">
            <text:p>10681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26074" calcext:value-type="float">
            <text:p>26074</text:p>
          </table:table-cell>
          <table:table-cell office:value-type="float" office:value="10988" calcext:value-type="float">
            <text:p>10988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6990" calcext:value-type="float">
            <text:p>26990</text:p>
          </table:table-cell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7580" calcext:value-type="float">
            <text:p>27580</text:p>
          </table:table-cell>
          <table:table-cell office:value-type="float" office:value="11263" calcext:value-type="float">
            <text:p>11263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8298" calcext:value-type="float">
            <text:p>28298</text:p>
          </table:table-cell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9010" calcext:value-type="float">
            <text:p>29010</text:p>
          </table:table-cell>
          <table:table-cell office:value-type="float" office:value="11711" calcext:value-type="float">
            <text:p>11711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30078" calcext:value-type="float">
            <text:p>30078</text:p>
          </table:table-cell>
          <table:table-cell office:value-type="float" office:value="11774" calcext:value-type="float">
            <text:p>1177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30839" calcext:value-type="float">
            <text:p>30839</text:p>
          </table:table-cell>
          <table:table-cell office:value-type="float" office:value="11896" calcext:value-type="float">
            <text:p>11896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1762" calcext:value-type="float">
            <text:p>31762</text:p>
          </table:table-cell>
          <table:table-cell office:value-type="float" office:value="12043" calcext:value-type="float">
            <text:p>12043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33466" calcext:value-type="float">
            <text:p>33466</text:p>
          </table:table-cell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34242" calcext:value-type="float">
            <text:p>34242</text:p>
          </table:table-cell>
          <table:table-cell office:value-type="float" office:value="12191" calcext:value-type="float">
            <text:p>12191</text:p>
          </table:table-cell>
        </table:table-row>
      </table:table>
      <table:table table:name="RandomWalk" table:style-name="ta1">
        <table:shapes>
          <draw:frame draw:z-index="0" draw:style-name="gr1" draw:text-style-name="P1" svg:width="335.65mm" svg:height="188.91mm" svg:x="141.53mm" svg:y="10.89mm">
            <loext:p draw:notify-on-update-of-ranges="RandomWalk.B1:RandomWalk.B1 RandomWalk.B2:RandomWalk.B21 RandomWalk.A2:RandomWalk.A21 RandomWalk.C1:RandomWalk.C1 RandomWalk.C2:RandomWalk.C21 RandomWalk.A2:RandomWalk.A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ozmiar drzewa</text:p>
          </table:table-cell>
          <table:table-cell office:value-type="string" calcext:value-type="string">
            <text:p>Czas CPU</text:p>
          </table:table-cell>
          <table:table-cell office:value-type="string" calcext:value-type="string">
            <text:p>Czas GPU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22580" calcext:value-type="float">
            <text:p>1522580</text:p>
          </table:table-cell>
          <table:table-cell office:value-type="float" office:value="117473" calcext:value-type="float">
            <text:p>1174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77753" calcext:value-type="float">
            <text:p>1877753</text:p>
          </table:table-cell>
          <table:table-cell office:value-type="float" office:value="181834" calcext:value-type="float">
            <text:p>18183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753323" calcext:value-type="float">
            <text:p>1753323</text:p>
          </table:table-cell>
          <table:table-cell office:value-type="float" office:value="220175" calcext:value-type="float">
            <text:p>2201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862357" calcext:value-type="float">
            <text:p>1862357</text:p>
          </table:table-cell>
          <table:table-cell office:value-type="float" office:value="310844" calcext:value-type="float">
            <text:p>31084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784977" calcext:value-type="float">
            <text:p>1784977</text:p>
          </table:table-cell>
          <table:table-cell office:value-type="float" office:value="218386" calcext:value-type="float">
            <text:p>21838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725329" calcext:value-type="float">
            <text:p>1725329</text:p>
          </table:table-cell>
          <table:table-cell office:value-type="float" office:value="216351" calcext:value-type="float">
            <text:p>21635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930159" calcext:value-type="float">
            <text:p>1930159</text:p>
          </table:table-cell>
          <table:table-cell office:value-type="float" office:value="261007" calcext:value-type="float">
            <text:p>26100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631837" calcext:value-type="float">
            <text:p>1631837</text:p>
          </table:table-cell>
          <table:table-cell office:value-type="float" office:value="316453" calcext:value-type="float">
            <text:p>31645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062928" calcext:value-type="float">
            <text:p>2062928</text:p>
          </table:table-cell>
          <table:table-cell office:value-type="float" office:value="183462" calcext:value-type="float">
            <text:p>18346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89301" calcext:value-type="float">
            <text:p>1889301</text:p>
          </table:table-cell>
          <table:table-cell office:value-type="float" office:value="203648" calcext:value-type="float">
            <text:p>20364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981036" calcext:value-type="float">
            <text:p>1981036</text:p>
          </table:table-cell>
          <table:table-cell office:value-type="float" office:value="224225" calcext:value-type="float">
            <text:p>2242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053161" calcext:value-type="float">
            <text:p>2053161</text:p>
          </table:table-cell>
          <table:table-cell office:value-type="float" office:value="201363" calcext:value-type="float">
            <text:p>20136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201386" calcext:value-type="float">
            <text:p>2201386</text:p>
          </table:table-cell>
          <table:table-cell office:value-type="float" office:value="200829" calcext:value-type="float">
            <text:p>20082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981204" calcext:value-type="float">
            <text:p>1981204</text:p>
          </table:table-cell>
          <table:table-cell office:value-type="float" office:value="189620" calcext:value-type="float">
            <text:p>18962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814330" calcext:value-type="float">
            <text:p>1814330</text:p>
          </table:table-cell>
          <table:table-cell office:value-type="float" office:value="280241" calcext:value-type="float">
            <text:p>28024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977870" calcext:value-type="float">
            <text:p>1977870</text:p>
          </table:table-cell>
          <table:table-cell office:value-type="float" office:value="245845" calcext:value-type="float">
            <text:p>24584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937254" calcext:value-type="float">
            <text:p>1937254</text:p>
          </table:table-cell>
          <table:table-cell office:value-type="float" office:value="300388" calcext:value-type="float">
            <text:p>30038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25896" calcext:value-type="float">
            <text:p>1825896</text:p>
          </table:table-cell>
          <table:table-cell office:value-type="float" office:value="433568" calcext:value-type="float">
            <text:p>433568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156378" calcext:value-type="float">
            <text:p>2156378</text:p>
          </table:table-cell>
          <table:table-cell office:value-type="float" office:value="320256" calcext:value-type="float">
            <text:p>32025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791784" calcext:value-type="float">
            <text:p>1791784</text:p>
          </table:table-cell>
          <table:table-cell office:value-type="float" office:value="538103" calcext:value-type="float">
            <text:p>538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9:24:06.404489676</meta:creation-date>
    <dc:date>2016-11-12T19:32:11.326348840</dc:date>
    <meta:editing-duration>PT8M5S</meta:editing-duration>
    <meta:editing-cycles>1</meta:editing-cycles>
    <meta:document-statistic meta:table-count="2" meta:cell-count="216" meta:object-count="2"/>
    <meta:generator>LibreOffice/5.2.1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098cm" svg:height="19.524cm" xlink:href=".." xlink:type="simple" chart:class="chart:scatter" chart:style-name="ch1">
        <chart:title svg:x="10.849cm" svg:y="0.526cm" chart:style-name="ch2">
          <text:p>Porównanie wydajności tworzenia drzewa</text:p>
        </chart:title>
        <chart:legend chart:legend-position="end" svg:x="26.374cm" svg:y="9.214cm" style:legend-expansion="high" chart:style-name="ch3"/>
        <chart:plot-area chart:style-name="ch4" table:cell-range-address="'Towrzenie drzewa'.A2:'Towrzenie drzewa'.C51 'Towrzenie drzewa'.B1:'Towrzenie drzewa'.C1" chart:data-source-has-labels="row" svg:x="1.632cm" svg:y="1.721cm" svg:width="24.121cm" svg:height="16.432cm">
          <chartooo:coordinate-region svg:x="2.941cm" svg:y="1.92cm" svg:width="22.175cm" svg:height="15.586cm"/>
          <chart:axis chart:dimension="x" chart:name="primary-x" chart:style-name="ch5">
            <chart:title svg:x="12.431cm" svg:y="18.543cm" chart:style-name="ch6">
              <text:p>rozmiar drzewa</text:p>
            </chart:title>
          </chart:axis>
          <chart:axis chart:dimension="y" chart:name="primary-y" chart:style-name="ch5">
            <chart:title svg:x="0.451cm" svg:y="10.338cm" chart:style-name="ch7">
              <text:p>czas</text:p>
            </chart:title>
            <chart:grid chart:style-name="ch8" chart:class="major"/>
          </chart:axis>
          <chart:series chart:style-name="ch9" chart:values-cell-range-address="'Towrzenie drzewa'.B2:'Towrzenie drzewa'.B51" chart:label-cell-address="'Towrzenie drzewa'.B1:'Towrzenie drzewa'.B1" chart:class="chart:scatter">
            <chart:domain table:cell-range-address="'Towrzenie drzewa'.A2:'Towrzenie drzewa'.A51"/>
            <chart:data-point chart:repeated="50"/>
          </chart:series>
          <chart:series chart:style-name="ch10" chart:values-cell-range-address="'Towrzenie drzewa'.C2:'Towrzenie drzewa'.C51" chart:label-cell-address="'Towrzenie drzewa'.C1:'Towrzenie drzewa'.C1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ługość tworzenia CPU</text:p>
                <draw:g>
                  <svg:desc>'Towrzenie drzewa'.B1:'Towrzenie drzewa'.B1</svg:desc>
                </draw:g>
              </table:table-cell>
              <table:table-cell office:value-type="string">
                <text:p>długość tworzenia GPU</text:p>
                <draw:g>
                  <svg:desc>'Towrzenie drzewa'.C1:'Towrzenie drzew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Towrzenie drzewa'.A2:'Towrzenie drzewa'.A51</svg:desc>
                </draw:g>
              </table:table-cell>
              <table:table-cell office:value-type="float" office:value="88">
                <text:p>88</text:p>
                <draw:g>
                  <svg:desc>'Towrzenie drzewa'.B2:'Towrzenie drzewa'.B51</svg:desc>
                </draw:g>
              </table:table-cell>
              <table:table-cell office:value-type="float" office:value="2434">
                <text:p>2434</text:p>
                <draw:g>
                  <svg:desc>'Towrzenie drzewa'.C2:'Towrzenie drzewa'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362">
                <text:p>362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679">
                <text:p>679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1060">
                <text:p>1060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1352">
                <text:p>1352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0">
                <text:p>11000</text:p>
              </table:table-cell>
              <table:table-cell office:value-type="float" office:value="1621">
                <text:p>162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">
                <text:p>13000</text:p>
              </table:table-cell>
              <table:table-cell office:value-type="float" office:value="1919">
                <text:p>1919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2348">
                <text:p>2348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00">
                <text:p>17000</text:p>
              </table:table-cell>
              <table:table-cell office:value-type="float" office:value="2646">
                <text:p>2646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">
                <text:p>19000</text:p>
              </table:table-cell>
              <table:table-cell office:value-type="float" office:value="3125">
                <text:p>3125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00">
                <text:p>21000</text:p>
              </table:table-cell>
              <table:table-cell office:value-type="float" office:value="3636">
                <text:p>3636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00">
                <text:p>23000</text:p>
              </table:table-cell>
              <table:table-cell office:value-type="float" office:value="4291">
                <text:p>4291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00">
                <text:p>25000</text:p>
              </table:table-cell>
              <table:table-cell office:value-type="float" office:value="4841">
                <text:p>4841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00">
                <text:p>27000</text:p>
              </table:table-cell>
              <table:table-cell office:value-type="float" office:value="5449">
                <text:p>5449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00">
                <text:p>29000</text:p>
              </table:table-cell>
              <table:table-cell office:value-type="float" office:value="5948">
                <text:p>5948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00">
                <text:p>31000</text:p>
              </table:table-cell>
              <table:table-cell office:value-type="float" office:value="6841">
                <text:p>6841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00">
                <text:p>33000</text:p>
              </table:table-cell>
              <table:table-cell office:value-type="float" office:value="7841">
                <text:p>7841</text:p>
              </table:table-cell>
              <table:table-cell office:value-type="float" office:value="5188">
                <text:p>5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00">
                <text:p>35000</text:p>
              </table:table-cell>
              <table:table-cell office:value-type="float" office:value="8151">
                <text:p>8151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000">
                <text:p>37000</text:p>
              </table:table-cell>
              <table:table-cell office:value-type="float" office:value="7682">
                <text:p>7682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000">
                <text:p>39000</text:p>
              </table:table-cell>
              <table:table-cell office:value-type="float" office:value="8312">
                <text:p>8312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000">
                <text:p>41000</text:p>
              </table:table-cell>
              <table:table-cell office:value-type="float" office:value="8661">
                <text:p>8661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000">
                <text:p>43000</text:p>
              </table:table-cell>
              <table:table-cell office:value-type="float" office:value="9072">
                <text:p>9072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0">
                <text:p>45000</text:p>
              </table:table-cell>
              <table:table-cell office:value-type="float" office:value="10083">
                <text:p>10083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000">
                <text:p>47000</text:p>
              </table:table-cell>
              <table:table-cell office:value-type="float" office:value="11722">
                <text:p>11722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00">
                <text:p>49000</text:p>
              </table:table-cell>
              <table:table-cell office:value-type="float" office:value="10514">
                <text:p>10514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000">
                <text:p>51000</text:p>
              </table:table-cell>
              <table:table-cell office:value-type="float" office:value="10929">
                <text:p>10929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000">
                <text:p>53000</text:p>
              </table:table-cell>
              <table:table-cell office:value-type="float" office:value="11397">
                <text:p>11397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00">
                <text:p>55000</text:p>
              </table:table-cell>
              <table:table-cell office:value-type="float" office:value="12172">
                <text:p>12172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000">
                <text:p>57000</text:p>
              </table:table-cell>
              <table:table-cell office:value-type="float" office:value="13043">
                <text:p>13043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000">
                <text:p>59000</text:p>
              </table:table-cell>
              <table:table-cell office:value-type="float" office:value="13938">
                <text:p>13938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000">
                <text:p>61000</text:p>
              </table:table-cell>
              <table:table-cell office:value-type="float" office:value="14475">
                <text:p>14475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000">
                <text:p>63000</text:p>
              </table:table-cell>
              <table:table-cell office:value-type="float" office:value="16101">
                <text:p>16101</text:p>
              </table:table-cell>
              <table:table-cell office:value-type="float" office:value="8701">
                <text:p>8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0">
                <text:p>65000</text:p>
              </table:table-cell>
              <table:table-cell office:value-type="float" office:value="17340">
                <text:p>17340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000">
                <text:p>67000</text:p>
              </table:table-cell>
              <table:table-cell office:value-type="float" office:value="17264">
                <text:p>17264</text:p>
              </table:table-cell>
              <table:table-cell office:value-type="float" office:value="9111">
                <text:p>9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000">
                <text:p>69000</text:p>
              </table:table-cell>
              <table:table-cell office:value-type="float" office:value="19123">
                <text:p>19123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000">
                <text:p>71000</text:p>
              </table:table-cell>
              <table:table-cell office:value-type="float" office:value="19721">
                <text:p>19721</text:p>
              </table:table-cell>
              <table:table-cell office:value-type="float" office:value="9771">
                <text:p>9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000">
                <text:p>73000</text:p>
              </table:table-cell>
              <table:table-cell office:value-type="float" office:value="22100">
                <text:p>22100</text:p>
              </table:table-cell>
              <table:table-cell office:value-type="float" office:value="10163">
                <text:p>10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0">
                <text:p>75000</text:p>
              </table:table-cell>
              <table:table-cell office:value-type="float" office:value="22757">
                <text:p>22757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000">
                <text:p>77000</text:p>
              </table:table-cell>
              <table:table-cell office:value-type="float" office:value="23273">
                <text:p>23273</text:p>
              </table:table-cell>
              <table:table-cell office:value-type="float" office:value="10484">
                <text:p>10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000">
                <text:p>79000</text:p>
              </table:table-cell>
              <table:table-cell office:value-type="float" office:value="24028">
                <text:p>24028</text:p>
              </table:table-cell>
              <table:table-cell office:value-type="float" office:value="10681">
                <text:p>1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000">
                <text:p>81000</text:p>
              </table:table-cell>
              <table:table-cell office:value-type="float" office:value="26074">
                <text:p>26074</text:p>
              </table:table-cell>
              <table:table-cell office:value-type="float" office:value="10988">
                <text:p>10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000">
                <text:p>83000</text:p>
              </table:table-cell>
              <table:table-cell office:value-type="float" office:value="26990">
                <text:p>26990</text:p>
              </table:table-cell>
              <table:table-cell office:value-type="float" office:value="11124">
                <text:p>11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0">
                <text:p>85000</text:p>
              </table:table-cell>
              <table:table-cell office:value-type="float" office:value="27580">
                <text:p>27580</text:p>
              </table:table-cell>
              <table:table-cell office:value-type="float" office:value="11263">
                <text:p>11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000">
                <text:p>87000</text:p>
              </table:table-cell>
              <table:table-cell office:value-type="float" office:value="28298">
                <text:p>28298</text:p>
              </table:table-cell>
              <table:table-cell office:value-type="float" office:value="11508">
                <text:p>11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000">
                <text:p>89000</text:p>
              </table:table-cell>
              <table:table-cell office:value-type="float" office:value="29010">
                <text:p>29010</text:p>
              </table:table-cell>
              <table:table-cell office:value-type="float" office:value="11711">
                <text:p>117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000">
                <text:p>91000</text:p>
              </table:table-cell>
              <table:table-cell office:value-type="float" office:value="30078">
                <text:p>30078</text:p>
              </table:table-cell>
              <table:table-cell office:value-type="float" office:value="11774">
                <text:p>11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000">
                <text:p>93000</text:p>
              </table:table-cell>
              <table:table-cell office:value-type="float" office:value="30839">
                <text:p>30839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000">
                <text:p>95000</text:p>
              </table:table-cell>
              <table:table-cell office:value-type="float" office:value="31762">
                <text:p>31762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000">
                <text:p>97000</text:p>
              </table:table-cell>
              <table:table-cell office:value-type="float" office:value="33466">
                <text:p>33466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000">
                <text:p>99000</text:p>
              </table:table-cell>
              <table:table-cell office:value-type="float" office:value="34242">
                <text:p>34242</text:p>
              </table:table-cell>
              <table:table-cell office:value-type="float" office:value="12191">
                <text:p>12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66cm" svg:height="18.892cm" xlink:href=".." xlink:type="simple" chart:class="chart:scatter" chart:style-name="ch1">
        <chart:title svg:x="11.527cm" svg:y="0.513cm" chart:style-name="ch2">
          <text:p>Czas blądzenia przypadkowego (1000 iteracji)</text:p>
        </chart:title>
        <chart:legend chart:legend-position="end" svg:x="31.144cm" svg:y="8.898cm" style:legend-expansion="high" chart:style-name="ch3"/>
        <chart:plot-area chart:style-name="ch4" table:cell-range-address="RandomWalk.A2:RandomWalk.C21 RandomWalk.B1:RandomWalk.C1" chart:data-source-has-labels="row" svg:x="1.682cm" svg:y="1.695cm" svg:width="28.791cm" svg:height="15.839cm">
          <chartooo:coordinate-region svg:x="3.415cm" svg:y="1.894cm" svg:width="26.422cm" svg:height="14.993cm"/>
          <chart:axis chart:dimension="x" chart:name="primary-x" chart:style-name="ch5">
            <chart:title svg:x="15.014cm" svg:y="17.911cm" chart:style-name="ch6">
              <text:p>rozmiar pliku</text:p>
            </chart:title>
          </chart:axis>
          <chart:axis chart:dimension="y" chart:name="primary-y" chart:style-name="ch5">
            <chart:title svg:x="0.451cm" svg:y="10.015cm" chart:style-name="ch7">
              <text:p>czas</text:p>
            </chart:title>
            <chart:grid chart:style-name="ch8" chart:class="major"/>
          </chart:axis>
          <chart:series chart:style-name="ch9" chart:values-cell-range-address="RandomWalk.B2:RandomWalk.B21" chart:label-cell-address="RandomWalk.B1:RandomWalk.B1" chart:class="chart:scatter">
            <chart:domain table:cell-range-address="RandomWalk.A2:RandomWalk.A21"/>
            <chart:data-point chart:repeated="20"/>
          </chart:series>
          <chart:series chart:style-name="ch10" chart:values-cell-range-address="RandomWalk.C2:RandomWalk.C21" chart:label-cell-address="RandomWalk.C1:RandomWalk.C1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zas CPU</text:p>
                <draw:g>
                  <svg:desc>RandomWalk.B1:RandomWalk.B1</svg:desc>
                </draw:g>
              </table:table-cell>
              <table:table-cell office:value-type="string">
                <text:p>Czas GPU</text:p>
                <draw:g>
                  <svg:desc>RandomWalk.C1:RandomWal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RandomWalk.A2:RandomWalk.A21</svg:desc>
                </draw:g>
              </table:table-cell>
              <table:table-cell office:value-type="float" office:value="1522580">
                <text:p>1522580</text:p>
                <draw:g>
                  <svg:desc>RandomWalk.B2:RandomWalk.B21</svg:desc>
                </draw:g>
              </table:table-cell>
              <table:table-cell office:value-type="float" office:value="117473">
                <text:p>117473</text:p>
                <draw:g>
                  <svg:desc>RandomWalk.C2:RandomWalk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877753">
                <text:p>1877753</text:p>
              </table:table-cell>
              <table:table-cell office:value-type="float" office:value="181834">
                <text:p>181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1753323">
                <text:p>1753323</text:p>
              </table:table-cell>
              <table:table-cell office:value-type="float" office:value="220175">
                <text:p>22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862357">
                <text:p>1862357</text:p>
              </table:table-cell>
              <table:table-cell office:value-type="float" office:value="310844">
                <text:p>310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1784977">
                <text:p>1784977</text:p>
              </table:table-cell>
              <table:table-cell office:value-type="float" office:value="218386">
                <text:p>218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725329">
                <text:p>1725329</text:p>
              </table:table-cell>
              <table:table-cell office:value-type="float" office:value="216351">
                <text:p>216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1930159">
                <text:p>1930159</text:p>
              </table:table-cell>
              <table:table-cell office:value-type="float" office:value="261007">
                <text:p>261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1631837">
                <text:p>1631837</text:p>
              </table:table-cell>
              <table:table-cell office:value-type="float" office:value="316453">
                <text:p>316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2062928">
                <text:p>2062928</text:p>
              </table:table-cell>
              <table:table-cell office:value-type="float" office:value="183462">
                <text:p>183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889301">
                <text:p>1889301</text:p>
              </table:table-cell>
              <table:table-cell office:value-type="float" office:value="203648">
                <text:p>203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">
                <text:p>55000</text:p>
              </table:table-cell>
              <table:table-cell office:value-type="float" office:value="1981036">
                <text:p>1981036</text:p>
              </table:table-cell>
              <table:table-cell office:value-type="float" office:value="224225">
                <text:p>224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">
                <text:p>60000</text:p>
              </table:table-cell>
              <table:table-cell office:value-type="float" office:value="2053161">
                <text:p>2053161</text:p>
              </table:table-cell>
              <table:table-cell office:value-type="float" office:value="201363">
                <text:p>201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">
                <text:p>65000</text:p>
              </table:table-cell>
              <table:table-cell office:value-type="float" office:value="2201386">
                <text:p>2201386</text:p>
              </table:table-cell>
              <table:table-cell office:value-type="float" office:value="200829">
                <text:p>200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">
                <text:p>70000</text:p>
              </table:table-cell>
              <table:table-cell office:value-type="float" office:value="1981204">
                <text:p>1981204</text:p>
              </table:table-cell>
              <table:table-cell office:value-type="float" office:value="189620">
                <text:p>1896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">
                <text:p>75000</text:p>
              </table:table-cell>
              <table:table-cell office:value-type="float" office:value="1814330">
                <text:p>1814330</text:p>
              </table:table-cell>
              <table:table-cell office:value-type="float" office:value="280241">
                <text:p>280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">
                <text:p>80000</text:p>
              </table:table-cell>
              <table:table-cell office:value-type="float" office:value="1977870">
                <text:p>1977870</text:p>
              </table:table-cell>
              <table:table-cell office:value-type="float" office:value="245845">
                <text:p>245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">
                <text:p>85000</text:p>
              </table:table-cell>
              <table:table-cell office:value-type="float" office:value="1937254">
                <text:p>1937254</text:p>
              </table:table-cell>
              <table:table-cell office:value-type="float" office:value="300388">
                <text:p>300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">
                <text:p>90000</text:p>
              </table:table-cell>
              <table:table-cell office:value-type="float" office:value="1825896">
                <text:p>1825896</text:p>
              </table:table-cell>
              <table:table-cell office:value-type="float" office:value="433568">
                <text:p>4335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">
                <text:p>95000</text:p>
              </table:table-cell>
              <table:table-cell office:value-type="float" office:value="2156378">
                <text:p>2156378</text:p>
              </table:table-cell>
              <table:table-cell office:value-type="float" office:value="320256">
                <text:p>320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1791784">
                <text:p>1791784</text:p>
              </table:table-cell>
              <table:table-cell office:value-type="float" office:value="538103">
                <text:p>538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